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_métabolites">
        <table:table-column/>
        <table:table-column/>
        <table:table-column/>
        <table:table-column/>
        <table:table-row>
          <table:table-cell office:value-type="string">
            <text:p>Métabolites</text:p>
          </table:table-cell>
          <table:table-cell office:value-type="string">
            <text:p>ID (kegg)</text:p>
          </table:table-cell>
          <table:table-cell office:value-type="string">
            <text:p>Masse (Da)</text:p>
          </table:table-cell>
          <table:table-cell office:value-type="string">
            <text:p>ΔfG°'(KJ/mol)</text:p>
          </table:table-cell>
        </table:table-row>
        <table:table-row>
          <table:table-cell office:value-type="string">
            <text:p>M_ACETATE_ext</text:p>
          </table:table-cell>
          <table:table-cell office:value-type="string">
            <text:p>C00033</text:p>
          </table:table-cell>
          <table:table-cell office:value-type="string">
            <text:p>59.045</text:p>
          </table:table-cell>
          <table:table-cell office:value-type="string">
            <text:p>-240.14003227337923</text:p>
          </table:table-cell>
        </table:table-row>
        <table:table-row>
          <table:table-cell office:value-type="string">
            <text:p>M_ATP_main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M_CO2_ext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M_ETOH_ext</text:p>
          </table:table-cell>
          <table:table-cell office:value-type="string">
            <text:p>C00469</text:p>
          </table:table-cell>
          <table:table-cell office:value-type="string">
            <text:p>46.068999999999996</text:p>
          </table:table-cell>
          <table:table-cell office:value-type="string">
            <text:p>79.02538175410186</text:p>
          </table:table-cell>
        </table:table-row>
        <table:table-row>
          <table:table-cell office:value-type="string">
            <text:p>M_FORMATE_ext</text:p>
          </table:table-cell>
          <table:table-cell office:value-type="string">
            <text:p>C00058</text:p>
          </table:table-cell>
          <table:table-cell office:value-type="string">
            <text:p>45.018</text:p>
          </table:table-cell>
          <table:table-cell office:value-type="string">
            <text:p>-305.9786807379839</text:p>
          </table:table-cell>
        </table:table-row>
        <table:table-row>
          <table:table-cell office:value-type="string">
            <text:p>M_GLU_ext</text:p>
          </table:table-cell>
          <table:table-cell office:value-type="string">
            <text:p>C19244</text:p>
          </table:table-cell>
          <table:table-cell office:value-type="string">
            <text:p>198.229</text:p>
          </table:table-cell>
          <table:table-cell office:value-type="string">
            <text:p>752.3647249508222</text:p>
          </table:table-cell>
        </table:table-row>
        <table:table-row>
          <table:table-cell office:value-type="string">
            <text:p>M_LACTATE_ext</text:p>
          </table:table-cell>
          <table:table-cell office:value-type="string">
            <text:p>C00186</text:p>
          </table:table-cell>
          <table:table-cell office:value-type="string">
            <text:p>89.071</text:p>
          </table:table-cell>
          <table:table-cell office:value-type="string">
            <text:p>-298.5015020229598</text:p>
          </table:table-cell>
        </table:table-row>
        <table:table-row>
          <table:table-cell office:value-type="string">
            <text:p>M_NH3_ext</text:p>
          </table:table-cell>
          <table:table-cell office:value-type="string">
            <text:p>C01342</text:p>
          </table:table-cell>
          <table:table-cell office:value-type="string">
            <text:p>18.038</text:p>
          </table:table-cell>
          <table:table-cell office:value-type="string">
            <text:p>89.29312212928599</text:p>
          </table:table-cell>
        </table:table-row>
        <table:table-row>
          <table:table-cell office:value-type="string">
            <text:p>M_OXY_ext</text:p>
          </table:table-cell>
          <table:table-cell office:value-type="string">
            <text:p>C00007</text:p>
          </table:table-cell>
          <table:table-cell office:value-type="string">
            <text:p>31.998</text:p>
          </table:table-cell>
          <table:table-cell office:value-type="string">
            <text:p>16.399999999865035</text:p>
          </table:table-cell>
        </table:table-row>
        <table:table-row>
          <table:table-cell office:value-type="string">
            <text:p>M_SUCC_ext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M_ACETATE</text:p>
          </table:table-cell>
          <table:table-cell office:value-type="string">
            <text:p>C00033</text:p>
          </table:table-cell>
          <table:table-cell office:value-type="string">
            <text:p>59.045</text:p>
          </table:table-cell>
          <table:table-cell office:value-type="string">
            <text:p>-240.14003227337923</text:p>
          </table:table-cell>
        </table:table-row>
        <table:table-row>
          <table:table-cell office:value-type="string">
            <text:p>M_ACETYL_CoA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M_ADP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M_AKG</text:p>
          </table:table-cell>
          <table:table-cell office:value-type="string">
            <text:p>C00026</text:p>
          </table:table-cell>
          <table:table-cell office:value-type="string">
            <text:p>144.083</text:p>
          </table:table-cell>
          <table:table-cell office:value-type="string">
            <text:p>-622.1619221256469</text:p>
          </table:table-cell>
        </table:table-row>
        <table:table-row>
          <table:table-cell office:value-type="string">
            <text:p>M_ATP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M_CITRATE</text:p>
          </table:table-cell>
          <table:table-cell office:value-type="string">
            <text:p>C00158</text:p>
          </table:table-cell>
          <table:table-cell office:value-type="string">
            <text:p>189.101</text:p>
          </table:table-cell>
          <table:table-cell office:value-type="string">
            <text:p>-954.8038650821667</text:p>
          </table:table-cell>
        </table:table-row>
        <table:table-row>
          <table:table-cell office:value-type="string">
            <text:p>M_CO2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M_CoASH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M_DHAP</text:p>
          </table:table-cell>
          <table:table-cell office:value-type="string">
            <text:p>C00111</text:p>
          </table:table-cell>
          <table:table-cell office:value-type="string">
            <text:p>168.042</text:p>
          </table:table-cell>
          <table:table-cell office:value-type="string">
            <text:p>-1082.9130080492132</text:p>
          </table:table-cell>
        </table:table-row>
        <table:table-row>
          <table:table-cell office:value-type="string">
            <text:p>M_ERYTH_4_P</text:p>
          </table:table-cell>
          <table:table-cell office:value-type="string">
            <text:p>C00279</text:p>
          </table:table-cell>
          <table:table-cell office:value-type="string">
            <text:p>198.06799999999998</text:p>
          </table:table-cell>
          <table:table-cell office:value-type="string">
            <text:p>-1142.9240538025206</text:p>
          </table:table-cell>
        </table:table-row>
        <table:table-row>
          <table:table-cell office:value-type="string">
            <text:p>M_ETOH</text:p>
          </table:table-cell>
          <table:table-cell office:value-type="string">
            <text:p>C00469</text:p>
          </table:table-cell>
          <table:table-cell office:value-type="string">
            <text:p>46.068999999999996</text:p>
          </table:table-cell>
          <table:table-cell office:value-type="string">
            <text:p>79.02538175410186</text:p>
          </table:table-cell>
        </table:table-row>
        <table:table-row>
          <table:table-cell office:value-type="string">
            <text:p>M_FAD</text:p>
          </table:table-cell>
          <table:table-cell office:value-type="string">
            <text:p>C00016</text:p>
          </table:table-cell>
          <table:table-cell office:value-type="string">
            <text:p>783.5419999999999</text:p>
          </table:table-cell>
          <table:table-cell office:value-type="string">
            <text:p>-888.7762318703842</text:p>
          </table:table-cell>
        </table:table-row>
        <table:table-row>
          <table:table-cell office:value-type="string">
            <text:p>M_FADH</text:p>
          </table:table-cell>
          <table:table-cell office:value-type="string">
            <text:p>C01352</text:p>
          </table:table-cell>
          <table:table-cell office:value-type="string">
            <text:p>785.558</text:p>
          </table:table-cell>
          <table:table-cell office:value-type="string">
            <text:p>-839.8138242713517</text:p>
          </table:table-cell>
        </table:table-row>
        <table:table-row>
          <table:table-cell office:value-type="string">
            <text:p>M_FORMATE</text:p>
          </table:table-cell>
          <table:table-cell office:value-type="string">
            <text:p>C00058</text:p>
          </table:table-cell>
          <table:table-cell office:value-type="string">
            <text:p>45.018</text:p>
          </table:table-cell>
          <table:table-cell office:value-type="string">
            <text:p>-305.9786807379839</text:p>
          </table:table-cell>
        </table:table-row>
        <table:table-row>
          <table:table-cell office:value-type="string">
            <text:p>M_FRU_6_P</text:p>
          </table:table-cell>
          <table:table-cell office:value-type="string">
            <text:p>C00085</text:p>
          </table:table-cell>
          <table:table-cell office:value-type="string">
            <text:p>260.135</text:p>
          </table:table-cell>
          <table:table-cell office:value-type="string">
            <text:p>-1291.2323086083798</text:p>
          </table:table-cell>
        </table:table-row>
        <table:table-row>
          <table:table-cell office:value-type="string">
            <text:p>M_FRU_BIS_P</text:p>
          </table:table-cell>
          <table:table-cell office:value-type="string">
            <text:p>C00354</text:p>
          </table:table-cell>
          <table:table-cell office:value-type="string">
            <text:p>336.084</text:p>
          </table:table-cell>
          <table:table-cell office:value-type="string">
            <text:p>-2183.1887997271565</text:p>
          </table:table-cell>
        </table:table-row>
        <table:table-row>
          <table:table-cell office:value-type="string">
            <text:p>M_FUMARATE</text:p>
          </table:table-cell>
          <table:table-cell office:value-type="string">
            <text:p>C00122</text:p>
          </table:table-cell>
          <table:table-cell office:value-type="string">
            <text:p>114.057</text:p>
          </table:table-cell>
          <table:table-cell office:value-type="string">
            <text:p>-516.8183247722473</text:p>
          </table:table-cell>
        </table:table-row>
        <table:table-row>
          <table:table-cell office:value-type="string">
            <text:p>M_GA_3P</text:p>
          </table:table-cell>
          <table:table-cell office:value-type="string">
            <text:p>C00661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M_GLU_6_P</text:p>
          </table:table-cell>
          <table:table-cell office:value-type="string">
            <text:p>C00092</text:p>
          </table:table-cell>
          <table:table-cell office:value-type="string">
            <text:p>258.12</text:p>
          </table:table-cell>
          <table:table-cell office:value-type="string">
            <text:p>-1293.8755834729386</text:p>
          </table:table-cell>
        </table:table-row>
        <table:table-row>
          <table:table-cell office:value-type="string">
            <text:p>M_ISOCIT</text:p>
          </table:table-cell>
          <table:table-cell office:value-type="string">
            <text:p>C00311</text:p>
          </table:table-cell>
          <table:table-cell office:value-type="string">
            <text:p>189.101</text:p>
          </table:table-cell>
          <table:table-cell office:value-type="string">
            <text:p>-947.9578581141716</text:p>
          </table:table-cell>
        </table:table-row>
        <table:table-row>
          <table:table-cell office:value-type="string">
            <text:p>M_LACTATE</text:p>
          </table:table-cell>
          <table:table-cell office:value-type="string">
            <text:p>C00186</text:p>
          </table:table-cell>
          <table:table-cell office:value-type="string">
            <text:p>89.071</text:p>
          </table:table-cell>
          <table:table-cell office:value-type="string">
            <text:p>-298.5015020229598</text:p>
          </table:table-cell>
        </table:table-row>
        <table:table-row>
          <table:table-cell office:value-type="string">
            <text:p>M_MALATE</text:p>
          </table:table-cell>
          <table:table-cell office:value-type="string">
            <text:p>C00149</text:p>
          </table:table-cell>
          <table:table-cell office:value-type="string">
            <text:p>132.072</text:p>
          </table:table-cell>
          <table:table-cell office:value-type="string">
            <text:p>-672.3277467814481</text:p>
          </table:table-cell>
        </table:table-row>
        <table:table-row>
          <table:table-cell office:value-type="string">
            <text:p>M_NAD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M_NADH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M_NH3</text:p>
          </table:table-cell>
          <table:table-cell office:value-type="string">
            <text:p>C01342</text:p>
          </table:table-cell>
          <table:table-cell office:value-type="string">
            <text:p>18.038</text:p>
          </table:table-cell>
          <table:table-cell office:value-type="string">
            <text:p>89.29312212928599</text:p>
          </table:table-cell>
        </table:table-row>
        <table:table-row>
          <table:table-cell office:value-type="string">
            <text:p>M_OXALO</text:p>
          </table:table-cell>
          <table:table-cell office:value-type="string">
            <text:p>C00036</text:p>
          </table:table-cell>
          <table:table-cell office:value-type="string">
            <text:p>130.056</text:p>
          </table:table-cell>
          <table:table-cell office:value-type="string">
            <text:p>-710.862322029855</text:p>
          </table:table-cell>
        </table:table-row>
        <table:table-row>
          <table:table-cell office:value-type="string">
            <text:p>M_PEP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M_PG</text:p>
          </table:table-cell>
          <table:table-cell office:value-type="string">
            <text:p>C05986</text:p>
          </table:table-cell>
          <table:table-cell office:value-type="string">
            <text:p>56.06399999999999</text:p>
          </table:table-cell>
          <table:table-cell office:value-type="string">
            <text:p>-22.31870992976971</text:p>
          </table:table-cell>
        </table:table-row>
        <table:table-row>
          <table:table-cell office:value-type="string">
            <text:p>M_PYR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M_RIBOSE_5_P</text:p>
          </table:table-cell>
          <table:table-cell office:value-type="string">
            <text:p>C00117</text:p>
          </table:table-cell>
          <table:table-cell office:value-type="string">
            <text:p>228.09400000000002</text:p>
          </table:table-cell>
          <table:table-cell office:value-type="string">
            <text:p>-1214.0678353454375</text:p>
          </table:table-cell>
        </table:table-row>
        <table:table-row>
          <table:table-cell office:value-type="string">
            <text:p>M_RIBULOSE_5_P</text:p>
          </table:table-cell>
          <table:table-cell office:value-type="string">
            <text:p>C00199</text:p>
          </table:table-cell>
          <table:table-cell office:value-type="string">
            <text:p>228.09400000000002</text:p>
          </table:table-cell>
          <table:table-cell office:value-type="string">
            <text:p>-1211.9348052546716</text:p>
          </table:table-cell>
        </table:table-row>
        <table:table-row>
          <table:table-cell office:value-type="string">
            <text:p>M_SED_7_P</text:p>
          </table:table-cell>
          <table:table-cell office:value-type="string">
            <text:p>C05382</text:p>
          </table:table-cell>
          <table:table-cell office:value-type="string">
            <text:p>288.14599999999996</text:p>
          </table:table-cell>
          <table:table-cell office:value-type="string">
            <text:p>-1355.9291413178034</text:p>
          </table:table-cell>
        </table:table-row>
        <table:table-row>
          <table:table-cell office:value-type="string">
            <text:p>M_SUCC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M_SUCC_CoA</text:p>
          </table:table-cell>
          <table:table-cell office:value-type="string">
            <text:p>C00091</text:p>
          </table:table-cell>
          <table:table-cell office:value-type="string">
            <text:p>862.57</text:p>
          </table:table-cell>
          <table:table-cell office:value-type="string">
            <text:p>-2057.961788555722</text:p>
          </table:table-cell>
        </table:table-row>
        <table:table-row>
          <table:table-cell office:value-type="string">
            <text:p>M_XYL_5_P</text:p>
          </table:table-cell>
          <table:table-cell office:value-type="string">
            <text:p>C00231</text:p>
          </table:table-cell>
          <table:table-cell office:value-type="string">
            <text:p>228.09400000000002</text:p>
          </table:table-cell>
          <table:table-cell office:value-type="string">
            <text:p>-1215.322945313571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20T16:30:47.916768</meta:creation-date>
    <dc:date>2024-03-20T16:30:47.926977</dc:date>
    <meta:generator>http://pypi.python.org/pypi/ezodf/0.1.0$Python3.11.7 (main, Dec 15 2023, 18:12:31) [GCC 11.2.0]</meta:generator>
    <meta:document-statistic/>
    <meta:editing-cycles>1</meta:editing-cycles>
  </office:meta>
</office:document-meta>
</file>